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Gothic" svg:font-family="Gothic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verview Dashboard</text:h>
      <text:p text:style-name="Text_20_body">The dashboard is the starting point for the booking system and the first view that users see. It shows a list of the active applications for the logged in user.</text:p>
      <text:p text:style-name="Text_20_body">The table contains the following fields for active applications:</text:p>
      <text:list xml:id="list1501035681" text:style-name="L1">
        <text:list-item>
          <text:p text:style-name="P1">ID</text:p>
        </text:list-item>
        <text:list-item>
          <text:p text:style-name="P1">Status</text:p>
        </text:list-item>
        <text:list-item>
          <text:p text:style-name="P1">Changed date and time</text:p>
        </text:list-item>
        <text:list-item>
          <text:p text:style-name="P1">Created date and time</text:p>
        </text:list-item>
      </text:list>
      <text:p text:style-name="Text_20_body">It is possible to sort the applications by the different field names. Through the field ID it is possible to enter a certain application and see all of its cont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Gothic" svg:font-family="Gothic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edrik Sjöberg</meta:initial-creator>
    <meta:creation-date>2009-07-28T14:52:53</meta:creation-date>
    <dc:date>2009-07-30T15:24:49</dc:date>
    <dc:creator>Fredrik Sjöberg</dc:creator>
    <meta:editing-duration>PT00H24M26S</meta:editing-duration>
    <meta:editing-cycles>4</meta:editing-cycles>
    <meta:generator>OpenOffice.org/3.1$Unix OpenOffice.org_project/310m11$Build-9399</meta:generator>
    <meta:document-statistic meta:table-count="0" meta:image-count="0" meta:object-count="0" meta:page-count="1" meta:paragraph-count="8" meta:word-count="85" meta:character-count="460"/>
  </office:meta>
</office:document-meta>
</file>